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.getLi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.getRtfLis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.getHasTabl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.setRtfListStyle( RtfListStyle 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.newList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List.RtfList( RtfContainer parent , Writer w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tfList.getListTempl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